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cket writing for the web guide</text:h>
      <text:list xml:id="list30145667" text:style-name="Numbering_20_1">
        <text:list-item>
          <text:p text:style-name="Heading_20_2">Fundamentals</text:p>
        </text:list-item>
        <text:list-item>
          <text:p text:style-name="Heading_20_2">Hotspots</text:p>
        </text:list-item>
        <text:list-item>
          <text:p text:style-name="Heading_20_2">7 transformations</text:p>
        </text:list-item>
        <text:list-item>
          <text:p text:style-name="Heading_20_2">Persuasive structure</text:p>
        </text:list-item>
        <text:list-item>
          <text:p text:style-name="Heading_20_2">Impact</text:p>
        </text:list-item>
        <text:list-item>
          <text:p text:style-name="Heading_20_2">Appeal</text:p>
        </text:list-item>
        <text:list-item>
          <text:p text:style-name="Heading_20_2">Credibility/publishing</text:p>
        </text:list-item>
        <text:list-item>
          <text:p text:style-name="Heading_20_2">Key concepts</text:p>
        </text:list-item>
      </text:list>
      <text:list xml:id="list30161565" text:style-name="L4">
        <text:list-item>
          <text:p text:style-name="P1">frontloading</text:p>
        </text:list-item>
        <text:list-item>
          <text:p text:style-name="P1">segmentation</text:p>
        </text:list-item>
        <text:list-item>
          <text:p text:style-name="P1">channels</text:p>
        </text:list-item>
        <text:list-item>
          <text:p text:style-name="P1">hot spot</text:p>
        </text:list-item>
        <text:list-item>
          <text:p text:style-name="P1">key message</text:p>
        </text:list-item>
        <text:list-item>
          <text:p text:style-name="P1">cognitive dissonance</text:p>
        </text:list-item>
        <text:list-item>
          <text:p text:style-name="P1">cognitive overload</text:p>
        </text:list-item>
        <text:list-item>
          <text:p text:style-name="P1">microcontent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Nolan</meta:initial-creator>
    <meta:creation-date>2009-01-09T09:04:28.37</meta:creation-date>
    <meta:document-statistic meta:table-count="0" meta:image-count="0" meta:object-count="0" meta:page-count="1" meta:paragraph-count="17" meta:word-count="45" meta:character-count="259"/>
    <dc:date>2009-01-09T10:06:16.01</dc:date>
    <dc:creator>David Nolan</dc:creator>
    <meta:editing-duration>PT00H01M16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